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7.7667in" fo:margin-left="-0.4125in" table:align="left"/>
    </style:style>
    <style:style style:name="Table1.A" style:family="table-column">
      <style:table-column-properties style:column-width="2.1042in"/>
    </style:style>
    <style:style style:name="Table1.B" style:family="table-column">
      <style:table-column-properties style:column-width="5.66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3063" officeooo:paragraph-rsid="00043063"/>
    </style:style>
    <style:style style:name="P2" style:family="paragraph" style:parent-style-name="Table_20_Contents">
      <style:text-properties officeooo:rsid="00043063" officeooo:paragraph-rsid="0007d74a"/>
    </style:style>
    <style:style style:name="P3" style:family="paragraph" style:parent-style-name="Table_20_Contents">
      <style:text-properties officeooo:rsid="00043063" officeooo:paragraph-rsid="00087d75"/>
    </style:style>
    <style:style style:name="P4" style:family="paragraph" style:parent-style-name="Table_20_Contents">
      <style:text-properties officeooo:paragraph-rsid="00043063"/>
    </style:style>
    <style:style style:name="P5" style:family="paragraph" style:parent-style-name="Table_20_Contents">
      <style:text-properties fo:font-weight="bold" officeooo:rsid="00043063" officeooo:paragraph-rsid="00043063" style:font-weight-asian="bold" style:font-weight-complex="bold"/>
    </style:style>
    <style:style style:name="P6" style:family="paragraph" style:parent-style-name="Table_20_Contents">
      <style:text-properties fo:font-weight="bold" officeooo:rsid="00057938" officeooo:paragraph-rsid="00057938" style:font-weight-asian="bold" style:font-weight-complex="bold"/>
    </style:style>
    <style:style style:name="P7" style:family="paragraph" style:parent-style-name="Table_20_Contents">
      <style:text-properties fo:font-weight="bold" officeooo:rsid="0006d046" officeooo:paragraph-rsid="0006d046" style:font-weight-asian="bold" style:font-weight-complex="bold"/>
    </style:style>
    <style:style style:name="P8" style:family="paragraph" style:parent-style-name="Table_20_Contents">
      <style:text-properties fo:font-weight="bold" officeooo:rsid="0007d74a" officeooo:paragraph-rsid="0007d74a" style:font-weight-asian="bold" style:font-weight-complex="bold"/>
    </style:style>
    <style:style style:name="P9" style:family="paragraph" style:parent-style-name="Table_20_Contents">
      <style:text-properties fo:font-weight="normal" officeooo:rsid="00043063" officeooo:paragraph-rsid="00043063" style:font-weight-asian="normal" style:font-weight-complex="normal"/>
    </style:style>
    <style:style style:name="P10" style:family="paragraph" style:parent-style-name="Table_20_Contents">
      <style:text-properties fo:font-weight="normal" officeooo:rsid="00043063" officeooo:paragraph-rsid="00057938" style:font-weight-asian="normal" style:font-weight-complex="normal"/>
    </style:style>
    <style:style style:name="P11" style:family="paragraph" style:parent-style-name="Table_20_Contents">
      <style:text-properties fo:font-weight="normal" officeooo:rsid="00057938" officeooo:paragraph-rsid="00057938" style:font-weight-asian="normal" style:font-weight-complex="normal"/>
    </style:style>
    <style:style style:name="P12" style:family="paragraph" style:parent-style-name="Table_20_Contents">
      <style:text-properties officeooo:rsid="00057938" officeooo:paragraph-rsid="00057938"/>
    </style:style>
    <style:style style:name="P13" style:family="paragraph" style:parent-style-name="Table_20_Contents">
      <style:text-properties officeooo:paragraph-rsid="00057938"/>
    </style:style>
    <style:style style:name="P14" style:family="paragraph" style:parent-style-name="Table_20_Contents">
      <style:text-properties officeooo:rsid="0006d046" officeooo:paragraph-rsid="0006d046"/>
    </style:style>
    <style:style style:name="P15" style:family="paragraph" style:parent-style-name="Table_20_Contents">
      <style:text-properties officeooo:rsid="0007d74a" officeooo:paragraph-rsid="0007d74a"/>
    </style:style>
    <style:style style:name="P16" style:family="paragraph" style:parent-style-name="Table_20_Contents">
      <style:text-properties officeooo:paragraph-rsid="0007d74a"/>
    </style:style>
    <style:style style:name="T1" style:family="text">
      <style:text-properties officeooo:rsid="000430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3063" style:font-weight-asian="bold" style:font-weight-complex="bold"/>
    </style:style>
    <style:style style:name="T4" style:family="text">
      <style:text-properties fo:font-weight="bold" officeooo:rsid="00057938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3063" style:font-weight-asian="normal" style:font-weight-complex="normal"/>
    </style:style>
    <style:style style:name="T7" style:family="text">
      <style:text-properties fo:font-weight="normal" officeooo:rsid="00057938" style:font-weight-asian="normal" style:font-weight-complex="normal"/>
    </style:style>
    <style:style style:name="T8" style:family="text">
      <style:text-properties officeooo:rsid="00057938"/>
    </style:style>
    <style:style style:name="T9" style:family="text">
      <style:text-properties officeooo:rsid="0006d046"/>
    </style:style>
    <style:style style:name="T10" style:family="text">
      <style:text-properties officeooo:rsid="0007d7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&lt;<text:span text:style-name="T1">program&gt;</text:span></text:p>
          </table:table-cell>
          <table:table-cell table:style-name="Table1.B1" office:value-type="string">
            <text:p text:style-name="Table_20_Contents">&lt;codeblock&gt;</text:p>
          </table:table-cell>
        </table:table-row>
        <table:table-row>
          <table:table-cell table:style-name="Table1.A2" office:value-type="string">
            <text:p text:style-name="Table_20_Contents">&lt;codeblock&gt;</text:p>
          </table:table-cell>
          <table:table-cell table:style-name="Table1.B2" office:value-type="string">
            <text:p text:style-name="Table_20_Contents">&lt;line&gt;*</text:p>
          </table:table-cell>
        </table:table-row>
        <table:table-row>
          <table:table-cell table:style-name="Table1.A2" office:value-type="string">
            <text:p text:style-name="Table_20_Contents">&lt;<text:span text:style-name="T1">line&gt;</text:span></text:p>
          </table:table-cell>
          <table:table-cell table:style-name="Table1.B2" office:value-type="string">
            <text:p text:style-name="Table_20_Contents">&lt;<text:span text:style-name="T1">declaration&gt;</text:span></text:p>
            <text:p text:style-name="P1">| &lt;statement&gt;</text:p>
          </table:table-cell>
        </table:table-row>
        <table:table-row>
          <table:table-cell table:style-name="Table1.A2" office:value-type="string">
            <text:p text:style-name="Table_20_Contents">&lt;<text:span text:style-name="T1">declaration&gt;</text:span></text:p>
          </table:table-cell>
          <table:table-cell table:style-name="Table1.B2" office:value-type="string">
            <text:p text:style-name="P3">&lt;classDeclaration&gt;</text:p>
            <text:p text:style-name="P1">| &lt;funcDeclaration&gt;</text:p>
            <text:p text:style-name="P3">| &lt;varDeclaration&gt;</text:p>
          </table:table-cell>
        </table:table-row>
        <table:table-row>
          <table:table-cell table:style-name="Table1.A2" office:value-type="string">
            <text:p text:style-name="P1">&lt;varDeclaration&gt;</text:p>
          </table:table-cell>
          <table:table-cell table:style-name="Table1.B2" office:value-type="string">
            <text:p text:style-name="P2">&lt;scope&gt;? &lt;static&gt;? &lt;readWrite&gt;? &lt;type&gt; <text:span text:style-name="T2">ID</text:span> <text:span text:style-name="T2">ASSIGN</text:span> &lt;expression&gt;)? <text:s/><text:span text:style-name="T2">STATEMENT_END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funcDeclaration&gt;</text:span></text:p>
          </table:table-cell>
          <table:table-cell table:style-name="Table1.B2" office:value-type="string">
            <text:p text:style-name="P16">&lt;<text:span text:style-name="T1">scope&gt;? &lt;static&gt;? &lt;</text:span><text:span text:style-name="T10">returnType</text:span><text:span text:style-name="T1">&gt; </text:span><text:span text:style-name="T3">ID PARENTHESIS_OPEN </text:span><text:span text:style-name="T6">&lt;params&gt;</text:span></text:p>
            <text:p text:style-name="P4"><text:span text:style-name="T1"><text:s text:c="2"/></text:span><text:span text:style-name="T3">PARENTHESIS_CLOSE</text:span><text:span text:style-name="T1"> (&lt;body&gt; | </text:span><text:span text:style-name="T3">STATEMENT_END</text:span><text:span text:style-name="T1">)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0">returnType&gt;</text:span></text:p>
          </table:table-cell>
          <table:table-cell table:style-name="Table1.B2" office:value-type="string">
            <text:p text:style-name="P8">VOID</text:p>
            <text:p text:style-name="P15">| &lt;type&gt;</text:p>
          </table:table-cell>
        </table:table-row>
        <table:table-row>
          <table:table-cell table:style-name="Table1.A2" office:value-type="string">
            <text:p text:style-name="P1">&lt;params&gt;</text:p>
          </table:table-cell>
          <table:table-cell table:style-name="Table1.B2" office:value-type="string">
            <text:p text:style-name="P4"><text:span text:style-name="T1">&lt;paramDeclaration&gt;? ( </text:span><text:span text:style-name="T3">SEPERATOR</text:span><text:span text:style-name="T1"> &lt;paramDeclaration&gt;)*</text:span></text:p>
          </table:table-cell>
        </table:table-row>
        <table:table-row>
          <table:table-cell table:style-name="Table1.A2" office:value-type="string">
            <text:p text:style-name="P1">&lt;classDeclaration&gt;</text:p>
          </table:table-cell>
          <table:table-cell table:style-name="Table1.B2" office:value-type="string">
            <text:p text:style-name="P1"><text:span text:style-name="T2">CLASS</text:span> <text:span text:style-name="T2">ID</text:span> &lt;body&gt; <text:s/><text:span text:style-name="T2">STATEMENT_END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paramDeclaration&gt;</text:span></text:p>
          </table:table-cell>
          <table:table-cell table:style-name="Table1.B2" office:value-type="string">
            <text:p text:style-name="Table_20_Contents">&lt;<text:span text:style-name="T1">type&gt; </text:span><text:span text:style-name="T3">ID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type&gt;</text:span></text:p>
          </table:table-cell>
          <table:table-cell table:style-name="Table1.B2" office:value-type="string">
            <text:p text:style-name="P5">ID</text:p>
          </table:table-cell>
        </table:table-row>
        <table:table-row>
          <table:table-cell table:style-name="Table1.A2" office:value-type="string">
            <text:p text:style-name="Table_20_Contents">&lt;<text:span text:style-name="T1">body&gt;</text:span></text:p>
          </table:table-cell>
          <table:table-cell table:style-name="Table1.B2" office:value-type="string">
            <text:p text:style-name="P1"><text:span text:style-name="T2">BODY_OPEN</text:span> &lt;codeblock&gt; <text:span text:style-name="T2">BODY_CLOSE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scope&gt;</text:span></text:p>
          </table:table-cell>
          <table:table-cell table:style-name="Table1.B2" office:value-type="string">
            <text:p text:style-name="P5">PUBLIC</text:p>
            <text:p text:style-name="P5">| PROTECTED</text:p>
            <text:p text:style-name="P1">| <text:span text:style-name="T2">PRIVATE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static&gt;</text:span></text:p>
          </table:table-cell>
          <table:table-cell table:style-name="Table1.B2" office:value-type="string">
            <text:p text:style-name="P5">STATIC</text:p>
          </table:table-cell>
        </table:table-row>
        <table:table-row>
          <table:table-cell table:style-name="Table1.A2" office:value-type="string">
            <text:p text:style-name="Table_20_Contents">&lt;<text:span text:style-name="T1">readWrite&gt;</text:span></text:p>
          </table:table-cell>
          <table:table-cell table:style-name="Table1.B2" office:value-type="string">
            <text:p text:style-name="P5">READ_ONLY</text:p>
            <text:p text:style-name="P5">| CONST</text:p>
          </table:table-cell>
        </table:table-row>
        <table:table-row>
          <table:table-cell table:style-name="Table1.A2" office:value-type="string">
            <text:p text:style-name="P1">&lt;expression&gt;</text:p>
          </table:table-cell>
          <table:table-cell table:style-name="Table1.B2" office:value-type="string">
            <text:p text:style-name="P9">&lt;orExp&gt;</text:p>
          </table:table-cell>
        </table:table-row>
        <table:table-row>
          <table:table-cell table:style-name="Table1.A2" office:value-type="string">
            <text:p text:style-name="Table_20_Contents">&lt;<text:span text:style-name="T1">orExp&gt;</text:span></text:p>
          </table:table-cell>
          <table:table-cell table:style-name="Table1.B2" office:value-type="string">
            <text:p text:style-name="P9">&lt;andExp&gt; (<text:span text:style-name="T2">OR</text:span> &lt;andExp)*</text:p>
          </table:table-cell>
        </table:table-row>
        <table:table-row>
          <table:table-cell table:style-name="Table1.A2" office:value-type="string">
            <text:p text:style-name="Table_20_Contents">&lt;<text:span text:style-name="T1">andExp&gt;</text:span></text:p>
          </table:table-cell>
          <table:table-cell table:style-name="Table1.B2" office:value-type="string">
            <text:p text:style-name="P5">&lt;<text:span text:style-name="T5">equalExp&gt; (</text:span>AND<text:span text:style-name="T5"> &lt;equalExp)*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equalExp&gt;</text:span></text:p>
          </table:table-cell>
          <table:table-cell table:style-name="Table1.B2" office:value-type="string">
            <text:p text:style-name="P9">&lt;sumExp&gt; (&lt;equalOp&gt; &lt;sumExp&gt;)*</text:p>
          </table:table-cell>
        </table:table-row>
        <table:table-row>
          <table:table-cell table:style-name="Table1.A2" office:value-type="string">
            <text:p text:style-name="Table_20_Contents">&lt;<text:span text:style-name="T1">equalOp&gt;</text:span></text:p>
          </table:table-cell>
          <table:table-cell table:style-name="Table1.B2" office:value-type="string">
            <text:p text:style-name="P5">EQUAL </text:p>
            <text:p text:style-name="P5">| NOT_EQUAL </text:p>
            <text:p text:style-name="P5">| GREATER_EQUAL </text:p>
            <text:p text:style-name="P5">| SMALLER_EQUAL</text:p>
            <text:p text:style-name="P5">| GREATER </text:p>
            <text:p text:style-name="P5">| SMALLER</text:p>
          </table:table-cell>
        </table:table-row>
        <table:table-row>
          <table:table-cell table:style-name="Table1.A2" office:value-type="string">
            <text:p text:style-name="Table_20_Contents">&lt;<text:span text:style-name="T1">sumExp&gt;</text:span></text:p>
          </table:table-cell>
          <table:table-cell table:style-name="Table1.B2" office:value-type="string">
            <text:p text:style-name="P9">&lt;mulExp&gt; (&lt;sumOp&gt; &lt;mulExp&gt;)*</text:p>
          </table:table-cell>
        </table:table-row>
        <table:table-row>
          <table:table-cell table:style-name="Table1.A2" office:value-type="string">
            <text:p text:style-name="P1">&lt;sumOp&gt;</text:p>
          </table:table-cell>
          <table:table-cell table:style-name="Table1.B2" office:value-type="string">
            <text:p text:style-name="P5">ADDITION</text:p>
            <text:p text:style-name="P5">| SUBTRACTION</text:p>
          </table:table-cell>
        </table:table-row>
        <table:table-row>
          <table:table-cell table:style-name="Table1.A2" office:value-type="string">
            <text:p text:style-name="P1">&lt;mulExp&gt;</text:p>
          </table:table-cell>
          <table:table-cell table:style-name="Table1.B2" office:value-type="string">
            <text:p text:style-name="P9">&lt;unaryExp&gt; (&lt;mulOp&gt; &lt;unaryExp&gt;)*</text:p>
          </table:table-cell>
        </table:table-row>
        <text:soft-page-break/>
        <table:table-row>
          <table:table-cell table:style-name="Table1.A2" office:value-type="string">
            <text:p text:style-name="Table_20_Contents">&lt;<text:span text:style-name="T1">mulOp&gt;</text:span></text:p>
          </table:table-cell>
          <table:table-cell table:style-name="Table1.B2" office:value-type="string">
            <text:p text:style-name="P5">MULTIPLY</text:p>
            <text:p text:style-name="P5">| DIVIDE</text:p>
            <text:p text:style-name="P5">| MODULO</text:p>
          </table:table-cell>
        </table:table-row>
        <table:table-row>
          <table:table-cell table:style-name="Table1.A2" office:value-type="string">
            <text:p text:style-name="Table_20_Contents">&lt;<text:span text:style-name="T1">unaryExp&gt;</text:span></text:p>
          </table:table-cell>
          <table:table-cell table:style-name="Table1.B2" office:value-type="string">
            <text:p text:style-name="P9">&lt;unaryOp&gt;? &lt;value&gt;</text:p>
          </table:table-cell>
        </table:table-row>
        <table:table-row>
          <table:table-cell table:style-name="Table1.A2" office:value-type="string">
            <text:p text:style-name="P1">&lt;unaryOp&gt;</text:p>
          </table:table-cell>
          <table:table-cell table:style-name="Table1.B2" office:value-type="string">
            <text:p text:style-name="P5">NOT </text:p>
            <text:p text:style-name="P5">| NEGATE</text:p>
          </table:table-cell>
        </table:table-row>
        <table:table-row>
          <table:table-cell table:style-name="Table1.A2" office:value-type="string">
            <text:p text:style-name="P1">&lt;value&gt;</text:p>
          </table:table-cell>
          <table:table-cell table:style-name="Table1.B2" office:value-type="string">
            <text:p text:style-name="P9">&lt;mutable&gt;</text:p>
            <text:p text:style-name="P9">| &lt;immutable&gt;</text:p>
          </table:table-cell>
        </table:table-row>
        <table:table-row>
          <table:table-cell table:style-name="Table1.A2" office:value-type="string">
            <text:p text:style-name="Table_20_Contents">&lt;<text:span text:style-name="T1">mutable&gt;</text:span></text:p>
          </table:table-cell>
          <table:table-cell table:style-name="Table1.B2" office:value-type="string">
            <text:p text:style-name="P5">ID</text:p>
          </table:table-cell>
        </table:table-row>
        <table:table-row>
          <table:table-cell table:style-name="Table1.A2" office:value-type="string">
            <text:p text:style-name="Table_20_Contents">&lt;<text:span text:style-name="T1">immutable&gt;</text:span></text:p>
          </table:table-cell>
          <table:table-cell table:style-name="Table1.B2" office:value-type="string">
            <text:p text:style-name="P9">&lt;call&gt;</text:p>
            <text:p text:style-name="P5">| PARENTHESIS_OPEN <text:span text:style-name="T5">&lt;expression&gt; </text:span>PARENTHESIS_CLOSE</text:p>
            <text:p text:style-name="P5">| <text:span text:style-name="T5">&lt;cons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const&gt;</text:span></text:p>
          </table:table-cell>
          <table:table-cell table:style-name="Table1.B2" office:value-type="string">
            <text:p text:style-name="P5">NUMBER</text:p>
            <text:p text:style-name="P5">| STRING</text:p>
            <text:p text:style-name="P7">| &lt;<text:span text:style-name="T5">logicalConst</text:span>&gt;</text:p>
          </table:table-cell>
        </table:table-row>
        <table:table-row>
          <table:table-cell table:style-name="Table1.A2" office:value-type="string">
            <text:p text:style-name="Table_20_Contents">&lt;<text:span text:style-name="T9">logicalConst&gt;</text:span></text:p>
          </table:table-cell>
          <table:table-cell table:style-name="Table1.B2" office:value-type="string">
            <text:p text:style-name="P7">TRUE</text:p>
            <text:p text:style-name="P7">| FALSE</text:p>
          </table:table-cell>
        </table:table-row>
        <table:table-row>
          <table:table-cell table:style-name="Table1.A2" office:value-type="string">
            <text:p text:style-name="Table_20_Contents">&lt;<text:span text:style-name="T1">call&gt;</text:span></text:p>
          </table:table-cell>
          <table:table-cell table:style-name="Table1.B2" office:value-type="string">
            <text:p text:style-name="P5">ID <text:s/>PARENTHESIS_OPEN &lt;<text:span text:style-name="T5">args</text:span>&gt; PARENTHESIS_CLOSE </text:p>
          </table:table-cell>
        </table:table-row>
        <table:table-row>
          <table:table-cell table:style-name="Table1.A2" office:value-type="string">
            <text:p text:style-name="Table_20_Contents">&lt;<text:span text:style-name="T1">args&gt;</text:span></text:p>
          </table:table-cell>
          <table:table-cell table:style-name="Table1.B2" office:value-type="string">
            <text:p text:style-name="P5">ID? (SEPERATOR ID)*</text:p>
          </table:table-cell>
        </table:table-row>
        <table:table-row>
          <table:table-cell table:style-name="Table1.A2" office:value-type="string">
            <text:p text:style-name="Table_20_Contents">&lt;<text:span text:style-name="T8">statement&gt;</text:span></text:p>
          </table:table-cell>
          <table:table-cell table:style-name="Table1.B2" office:value-type="string">
            <text:p text:style-name="P9">&lt;<text:span text:style-name="T8">body&gt;</text:span></text:p>
            <text:p text:style-name="P5"><text:span text:style-name="T8">| </text:span>&lt;<text:span text:style-name="T7">valueAssign</text:span><text:span text:style-name="T8">&gt;</text:span></text:p>
            <text:p text:style-name="P6">| &lt;<text:span text:style-name="T5">ifStatement&gt;</text:span></text:p>
            <text:p text:style-name="P6"><text:span text:style-name="T5">| &lt;returnStatement&gt;</text:span></text:p>
            <text:p text:style-name="P6"><text:span text:style-name="T5">| &lt;whileStatement&gt;</text:span></text:p>
            <text:p text:style-name="P6"><text:span text:style-name="T5">| &lt;forStatement&gt;</text:span></text:p>
            <text:p text:style-name="P6"><text:span text:style-name="T5">| &lt;call&gt; </text:span>STATEMENT_END</text:p>
            <text:p text:style-name="P6"><text:span text:style-name="T5">| &lt;breakStatement&gt;</text:span></text:p>
            <text:p text:style-name="P6"><text:span text:style-name="T5">| &lt;continueStatement&gt;</text:span></text:p>
          </table:table-cell>
        </table:table-row>
        <table:table-row>
          <table:table-cell table:style-name="Table1.A2" office:value-type="string">
            <text:p text:style-name="P12">&lt;valueAssign&gt;</text:p>
          </table:table-cell>
          <table:table-cell table:style-name="Table1.B2" office:value-type="string">
            <text:p text:style-name="P10">&lt;<text:span text:style-name="T8">mutable&gt; &lt;assignOp&gt; </text:span><text:span text:style-name="T4">STATEMENT_END</text:span></text:p>
          </table:table-cell>
        </table:table-row>
        <table:table-row>
          <table:table-cell table:style-name="Table1.A2" office:value-type="string">
            <text:p text:style-name="P12">&lt;assignOp&gt;</text:p>
            <text:p text:style-name="P12">// ++ and -- don’t require an expression</text:p>
          </table:table-cell>
          <table:table-cell table:style-name="Table1.B2" office:value-type="string">
            <text:p text:style-name="P6">ADD_ONE</text:p>
            <text:p text:style-name="P11">| <text:span text:style-name="T2">SUB_ONE</text:span></text:p>
            <text:p text:style-name="P11">| &lt;valueAssignOp&gt; &lt;expression&gt;</text:p>
          </table:table-cell>
        </table:table-row>
        <table:table-row>
          <table:table-cell table:style-name="Table1.A2" office:value-type="string">
            <text:p text:style-name="P13">&lt;<text:span text:style-name="T8">valueAssignOp&gt; </text:span></text:p>
            <text:p text:style-name="P13"><text:span text:style-name="T8">// assign to a value (with an expression)</text:span></text:p>
          </table:table-cell>
          <table:table-cell table:style-name="Table1.B2" office:value-type="string">
            <text:p text:style-name="P6">ASSIGN</text:p>
            <text:p text:style-name="P11"><text:span text:style-name="T2">| ADD_ASSIGN</text:span></text:p>
            <text:p text:style-name="P11"><text:span text:style-name="T2">| SUBTRACT_ASSIGN</text:span></text:p>
            <text:p text:style-name="P11"><text:span text:style-name="T2">| MULTIPLY_ASSIGN</text:span></text:p>
            <text:p text:style-name="P11"><text:span text:style-name="T2">| DIVISION_ASSIGN</text:span></text:p>
          </table:table-cell>
        </table:table-row>
        <table:table-row>
          <table:table-cell table:style-name="Table1.A2" office:value-type="string">
            <text:p text:style-name="Table_20_Contents">&lt;<text:span text:style-name="T8">ifStatement&gt;</text:span></text:p>
          </table:table-cell>
          <table:table-cell table:style-name="Table1.B2" office:value-type="string">
            <text:p text:style-name="P6">IF <text:s/><text:span text:style-name="T1">PARENTHESIS_OPEN &lt;</text:span><text:span text:style-name="T5">expression&gt; <text:s/></text:span><text:span text:style-name="T1">PARENTHESIS_</text:span>CLOSE <text:span text:style-name="T5">&lt;statement&gt; (</text:span>&lt;<text:span text:style-name="T5">elifStatement</text:span>&gt;<text:span text:style-name="T5">)* &lt;elseStatement&gt;?</text:span></text:p>
          </table:table-cell>
        </table:table-row>
        <table:table-row>
          <table:table-cell table:style-name="Table1.A2" office:value-type="string">
            <text:p text:style-name="P12">&lt;elifStatement&gt;</text:p>
          </table:table-cell>
          <table:table-cell table:style-name="Table1.B2" office:value-type="string">
            <text:p text:style-name="P6">ELIF <text:s/><text:span text:style-name="T1">PARENTHESIS_OPEN &lt;</text:span><text:span text:style-name="T5">expression&gt; <text:s/></text:span><text:span text:style-name="T1">PARENTHESIS_</text:span>CLOSE <text:span text:style-name="T5">&lt;statement&gt;</text:span></text:p>
          </table:table-cell>
        </table:table-row>
        <text:soft-page-break/>
        <table:table-row>
          <table:table-cell table:style-name="Table1.A2" office:value-type="string">
            <text:p text:style-name="Table_20_Contents">&lt;<text:span text:style-name="T8">elseStatement&gt;</text:span></text:p>
          </table:table-cell>
          <table:table-cell table:style-name="Table1.B2" office:value-type="string">
            <text:p text:style-name="P6">ELSE <text:span text:style-name="T5">&lt;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8">returnStatement&gt;</text:span></text:p>
          </table:table-cell>
          <table:table-cell table:style-name="Table1.B2" office:value-type="string">
            <text:p text:style-name="P6">RETURN &lt;<text:span text:style-name="T5">expression</text:span>&gt;<text:span text:style-name="T5">?</text:span> STATEMENT_END</text:p>
          </table:table-cell>
        </table:table-row>
        <table:table-row>
          <table:table-cell table:style-name="Table1.A2" office:value-type="string">
            <text:p text:style-name="P12">&lt;<text:span text:style-name="T9">whileStatement&gt;</text:span></text:p>
          </table:table-cell>
          <table:table-cell table:style-name="Table1.B2" office:value-type="string">
            <text:p text:style-name="P7">WHILE <text:s/><text:span text:style-name="T1">PARENTHESIS</text:span>_OPEN<text:span text:style-name="T1"> &lt;</text:span><text:span text:style-name="T5">expression</text:span>&gt; <text:s/><text:span text:style-name="T1">PARENTHESIS_</text:span><text:span text:style-name="T8">CLOSE &lt;</text:span><text:span text:style-name="T5">statement</text:span>&gt;</text:p>
          </table:table-cell>
        </table:table-row>
        <table:table-row>
          <table:table-cell table:style-name="Table1.A2" office:value-type="string">
            <text:p text:style-name="P14">&lt;forStatement&gt;</text:p>
          </table:table-cell>
          <table:table-cell table:style-name="Table1.B2" office:value-type="string">
            <text:p text:style-name="P7">FOR <text:s/><text:span text:style-name="T1">PARENTHESIS</text:span>_OPEN<text:span text:style-name="T1"> &lt;</text:span><text:span text:style-name="T5">varDeclaration</text:span>&gt; <text:span text:style-name="T5">&lt;expression&gt;</text:span> <text:span text:style-name="T5">&lt;statement&gt;</text:span> <text:span text:style-name="T1">PARENTHESIS_</text:span><text:span text:style-name="T8">CLOSE </text:span><text:span text:style-name="T7">&lt;</text:span><text:span text:style-name="T5">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9">breakStatement&gt;</text:span></text:p>
          </table:table-cell>
          <table:table-cell table:style-name="Table1.B2" office:value-type="string">
            <text:p text:style-name="P7">BREAK STATEMENT_END</text:p>
          </table:table-cell>
        </table:table-row>
        <table:table-row>
          <table:table-cell table:style-name="Table1.A2" office:value-type="string">
            <text:p text:style-name="Table_20_Contents">&lt;<text:span text:style-name="T9">continueStatement&gt;</text:span></text:p>
          </table:table-cell>
          <table:table-cell table:style-name="Table1.B2" office:value-type="string">
            <text:p text:style-name="P7">CONTINUE STATEMENT_EN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0:00:32.076940464</meta:creation-date>
    <dc:date>2024-03-23T12:26:42.644006057</dc:date>
    <meta:editing-duration>PT2H26M7S</meta:editing-duration>
    <meta:editing-cycles>6</meta:editing-cycles>
    <meta:generator>LibreOffice/7.4.7.2$Linux_X86_64 LibreOffice_project/40$Build-2</meta:generator>
    <meta:document-statistic meta:table-count="1" meta:image-count="0" meta:object-count="0" meta:page-count="3" meta:paragraph-count="129" meta:word-count="250" meta:character-count="2242" meta:non-whitespace-character-count="2102"/>
  </office:meta>
</office:document-meta>
</file>